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3.9665in"/>
    </style:style>
    <style:style style:name="co7" style:family="table-column">
      <style:table-column-properties fo:break-before="auto" style:column-width="3.2591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4.0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Webbing 50 mm PES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OM - general pouch 0.9L" table:style-name="ta1"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</table:table>
      <table:table table:name="balance sheet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formula="of:=SUM([.C$1:.C$1048576])" office:value-type="float" office:value="88.3" calcext:value-type="float">
            <text:p>88.3</text:p>
          </table:table-cell>
          <table:table-cell table:number-columns-repeated="3"/>
        </table:table-row>
      </table:table>
      <table:table table:name="inventory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urchase 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urrent invent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1000D, dark green, PU coated, foxa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500D, black</text:p>
          </table:table-cell>
          <table:table-cell office:value-type="string" calcext:value-type="string">
            <text:p>meter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ring, 25mm, stee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rusteleka.com/en/product/d-ring-steel/59123</text:p>
          </table:table-cell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SR buckle receptacle 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tri-glide weblock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string" calcext:value-type="string">
            <text:p>roll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hook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loop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https://www.varusteleka.com/en/product/webbing-strap-by-the-meter-25-mm-1-/51875</text:p>
          </table:table-cell>
        </table:table-row>
        <table:table-row table:style-name="ro1">
          <table:table-cell office:value-type="string" calcext:value-type="string">
            <text:p>Webbing 40 mm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https://www.varusteleka.com/en/product/webbing-strap-by-the-meter-40-mm-1-6-/51876</text:p>
          </table:table-cell>
        </table:table-row>
        <table:table-row table:style-name="ro1">
          <table:table-cell office:value-type="string" calcext:value-type="string">
            <text:p>webbing, 50 mm,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lock 25mm, YKK Curved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 lock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varusteleka.com/en/product/cord-lock/62725</text:p>
          </table:table-cell>
        </table:table-row>
        <table:table-row table:style-name="ro1">
          <table:table-cell office:value-type="string" calcext:value-type="string">
            <text:p>buckle, g-hook, tackticaltri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s://www.varusteleka.com/en/product/tacticaltrim-g-hook/14168</text:p>
          </table:table-cell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inventory.A2:inventory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 style:data-style-name="N2" text:time-value="22:12:00.914587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2-08-08T23:16:26.354613874</dc:date>
    <meta:editing-duration>P2DT12H41M45S</meta:editing-duration>
    <meta:editing-cycles>7</meta:editing-cycles>
    <meta:generator>LibreOffice/7.2.6.2$Linux_X86_64 LibreOffice_project/20$Build-2</meta:generator>
    <meta:document-statistic meta:table-count="4" meta:cell-count="324" meta:object-count="0"/>
  </office:meta>
</office:document-meta>
</file>